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17cm" style:rel-column-width="65535*"/>
    </style:style>
    <style:style style:name="表49.A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5" style:family="paragraph" style:parent-style-name="Standard">
      <style:paragraph-properties fo:margin-top="0cm" fo:margin-bottom="0cm" fo:line-height="138%" fo:text-align="end" style:justify-single-word="false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6" style:family="paragraph" style:parent-style-name="Text_20_body">
      <style:paragraph-properties fo:margin-top="0cm" fo:margin-bottom="0cm" fo:line-height="138%" style:writing-mode="lr-tb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ext_20_body">
      <style:paragraph-properties fo:text-align="end" style:justify-single-word="false"/>
    </style:style>
    <style:style style:name="P19" style:family="paragraph" style:parent-style-name="Text_20_body">
      <style:text-properties fo:font-size="15pt" style:font-size-asian="15pt" style:font-size-complex="15pt"/>
    </style:style>
    <style:style style:name="P20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2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8" style:family="text">
      <style:text-properties fo:color="#000000" fo:font-size="18pt"/>
    </style:style>
    <style:style style:name="T9" style:family="text">
      <style:text-properties fo:color="#000000" fo:font-size="18pt" fo:background-color="#cfe2f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#ffff00"/>
    </style:style>
    <style:style style:name="T13" style:family="text">
      <style:text-properties style:language-asian="ja" style:country-asian="JP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95e519e-7fff-fa3d-a91d-50c30501e51f"/><text:span text:style-name="T8">[next] </text:span><text:span text:style-name="T9">1:25</text:span> </text:p>
      <text:p text:style-name="P7"/>
      <text:p text:style-name="P7"/>
      <text:p text:style-name="P9">------------------------------------------------------------</text:p>
      <text:p text:style-name="P9">[20190813_090522]</text:p>
      <text:p text:style-name="Text_20_body"/>
      <text:p text:style-name="P16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7">וְאָשִׁיבָה יָדִי עָלַיִ</text:span><office:annotation office:name="__Annotation__126_1433602639"><dc:creator>iwabuchi ken</dc:creator><dc:date>2019-08-13T09:16:10.19</dc:date><text:p text:style-name="P30"><text:span text:style-name="T14">'x' consonant</text:span></text:p></office:annotation><text:span text:style-name="T7">**</text:span><office:annotation-end office:name="__Annotation__126_1433602639"/><text:span text:style-name="T7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17">Ka:l-b'diyla:yix : All of your alloys / I will turn off / Siyga:yix : Your refuse / Kabor : in purity / w'Etsrof : fuse / Upon thee / My hand / I will turn</text:p>
          </table:table-cell>
        </table:table-row>
      </table:table>
      <text:p text:style-name="P11"/>
      <text:p text:style-name="P2"><text:bookmark text:name="docs-internal-guid-827c8ee8-7fff-4f88-fc89-57c418ed4201"/>וְאָשִׁיבָה יָדִי עָלַיִ וְאֶצְרֹף כַּבֹּר סִיגָיִ וְאָסִירָה כָּל־</text:p>
      <text:p text:style-name="P2">abc</text:p>
      <text:p text:style-name="P6"><text:span text:style-name="T5">בְּדִילָיִ</text:span><text:span text:style-name="T3"> </text:span></text:p>
      <text:p text:style-name="P10"/>
      <text:p text:style-name="P15"><text:span text:style-name="T3">[next] </text:span><text:span text:style-name="T4">1:26</text:span><text:span text:style-name="T6"> </text:span></text:p>
      <text:p text:style-name="P18"/>
      <text:p text:style-name="P10">[/  20190813_092250]</text:p>
      <text:p text:style-name="P12"/>
      <text:p text:style-name="P7"/>
      <text:p text:style-name="P9">------------------------------------------------------------</text:p>
      <text:p text:style-name="P9">[20190814_133537]</text:p>
      <text:p text:style-name="Text_20_body"/>
      <text:p text:style-name="P15"><text:span text:style-name="T1">1. XXX </text:span><text:span text:style-name="T2">1:26</text:span></text:p>
      <text:p text:style-name="Text_20_body"/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20"><text:bookmark text:name="docs-internal-guid-461992b1-7fff-0518-4365-2de342a2b278"/>וְאָשִׁיבָה שֹׁפְטַיִ** כְּבָרִאשֹׁנָה וְיֹעֲצַיִ** כְּבַתְּחִלָּה </text:p>
            <text:p text:style-name="Standard"/>
          </table:table-cell>
        </table:table-row>
        <table:table-row>
          <table:table-cell table:style-name="表2.A2" office:value-type="string">
            <text:p text:style-name="P17">As if at the beginning / yo<text:span text:style-name="T10">A`</text:span><text:span text:style-name="T11">tsayix : </text:span>Your advisers / As if at first / Your judges / return</text:p>
          </table:table-cell>
        </table:table-row>
      </table:table>
      <text:p text:style-name="P10"/>
      <table:table table:name="表5" table:style-name="表5">
        <table:table-column table:style-name="表5.A"/>
        <table:table-row>
          <table:table-cell table:style-name="表5.A1" office:value-type="string">
            <text:p text:style-name="Standard"><text:span text:style-name="T7">אַחֲרֵי־כֵן יִקָּרֵא לָ** עִיר הַצֶּדֶק קִרְיָה נֶאֱמָנָה</text:span> </text:p>
          </table:table-cell>
        </table:table-row>
        <table:table-row>
          <table:table-cell table:style-name="表5.A2" office:value-type="string">
            <text:p text:style-name="P17">Nee`ma:na: : trust / city / Tsedeq : The right / city / La:x : to you / Yiqa:re: : Call out to / After just</text:p>
          </table:table-cell>
        </table:table-row>
      </table:table>
      <text:p text:style-name="P3"/>
      <text:p text:style-name="P10"/>
      <text:p text:style-name="P15"><text:span text:style-name="T3">[next] </text:span><text:span text:style-name="T4">1:27</text:span><text:span text:style-name="T6"> “</text:span><text:span text:style-name="T3">XXX”</text:span></text:p>
      <text:p text:style-name="Text_20_body"/>
      <text:p text:style-name="P10">[/  20190814_141341]</text:p>
      <text:p text:style-name="P12"/>
      <text:p text:style-name="P7"/>
      <text:p text:style-name="P9">------------------------------------------------------------</text:p>
      <text:p text:style-name="P9">[20190815_093125]</text:p>
      <text:p text:style-name="Text_20_body"/>
      <text:p text:style-name="P15"><text:span text:style-name="T1">1. XXX </text:span><text:span text:style-name="T2">1:27</text:span></text:p>
      <text:p text:style-name="Text_20_body"/>
      <table:table table:name="表6" table:style-name="表6">
        <table:table-column table:style-name="表6.A"/>
        <table:table-row>
          <table:table-cell table:style-name="表6.A1" office:value-type="string">
            <text:p text:style-name="Standard"><text:bookmark text:name="docs-internal-guid-a8b31a3d-7fff-7e81-8205-ec2fa0586ebe"/><text:span text:style-name="T7">צִיּוֹן בְּמִשְׁפָּט תִּפָּדֶה וְשָׁבֶיהָ בִּצְדָקָה</text:span> </text:p>
          </table:table-cell>
        </table:table-row>
        <table:table-row>
          <table:table-cell table:style-name="表6.A2" office:value-type="string">
            <text:p text:style-name="P17">With rightness / Her returers / sever / B'mishpa:t^ : with judgement / scion</text:p>
          </table:table-cell>
        </table:table-row>
      </table:table>
      <text:p text:style-name="P10"/>
      <text:p text:style-name="P10">1:28</text:p>
      <table:table table:name="表7" table:style-name="表7">
        <table:table-column table:style-name="表7.A"/>
        <table:table-row>
          <table:table-cell table:style-name="表7.A1" office:value-type="string">
            <text:p text:style-name="Standard"><text:bookmark text:name="docs-internal-guid-2a7a1205-7fff-1942-c717-83bf7d6816d0"/><text:span text:style-name="T7">וְשֶׁבֶר פֹּשְׁעִים וְחַטָּאִים יַחְדָּו וְעֹזְבֵי יְהוָה יִכְלוּ</text:span> </text:p>
          </table:table-cell>
        </table:table-row>
        <table:table-row>
          <table:table-cell table:style-name="表7.A2" office:value-type="string">
            <text:p text:style-name="P17"><text:span text:style-name="T11">consumed / </text:span><text:span text:style-name="T10">O</text:span>zve:y : loosen / Yachda:w : unitedly / guilty-ers / break-away-ers / fracture</text:p>
          </table:table-cell>
        </table:table-row>
      </table:table>
      <text:p text:style-name="P3"/>
      <text:p text:style-name="P3">1:29</text:p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20"><text:bookmark text:name="docs-internal-guid-548e7ef6-7fff-ba3d-7c03-0ed1eadc7fe9"/>כִּי יֵבֹשׁוּ מֵאֵילִים אֲשֶׁר חֲמַדְתֶּם </text:p>
          </table:table-cell>
        </table:table-row>
        <table:table-row>
          <table:table-cell table:style-name="表8.A2" office:value-type="string">
            <text:p text:style-name="P17"><text:s/>/ delight / a`sher : which / From oak / Be ashamed / for</text:p>
          </table:table-cell>
        </table:table-row>
      </table:table>
      <text:p text:style-name="P10"/>
      <table:table table:name="表9" table:style-name="表9">
        <table:table-column table:style-name="表9.A"/>
        <table:table-row>
          <table:table-cell table:style-name="表9.A1" office:value-type="string">
            <text:p text:style-name="Standard"><text:span text:style-name="T7">וְתַחְפְּרוּ מֵהַגַּנּוֹת אֲשֶׁר בְּחַרְתֶּם</text:span> </text:p>
          </table:table-cell>
        </table:table-row>
        <table:table-row>
          <table:table-cell table:style-name="表9.A2" office:value-type="string">
            <text:p text:style-name="P17">select / which / From the garden / Be ashamed</text:p>
          </table:table-cell>
        </table:table-row>
      </table:table>
      <text:p text:style-name="P3"/>
      <text:p text:style-name="P10"/>
      <text:p text:style-name="P15"><text:span text:style-name="T3">[next] </text:span><text:span text:style-name="T4">1:30</text:span><text:span text:style-name="T6"> “כִּי</text:span><text:span text:style-name="T3">”</text:span></text:p>
      <text:p text:style-name="Text_20_body"/>
      <text:p text:style-name="P10">[/  20190815_095128]</text:p>
      <text:p text:style-name="P10"/>
      <text:p text:style-name="P8"/>
      <text:p text:style-name="P9">------------------------------------------------------------</text:p>
      <text:p text:style-name="P9">[20190817_111012]</text:p>
      <text:p text:style-name="Text_20_body">20190818_072335</text:p>
      <text:p text:style-name="Text_20_body"/>
      <text:p text:style-name="P15"><text:span text:style-name="T1">1. XXX </text:span><text:span text:style-name="T2">1:30</text:span>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P21">כִּי תִהְיוּ כְּאֵלָה נֹבֶלֶת <text:span text:style-name="T12">5</text:span>עָלֶהָ וּכְגַנָּה אֲשֶׁר־מַיִם אֵין לָהּ</text:p>
          </table:table-cell>
        </table:table-row>
        <table:table-row>
          <table:table-cell table:style-name="表10.A2" office:value-type="string">
            <text:p text:style-name="P17">In it / e:yn : not exist / water / a`sher : which / u:'x'gana: : And as if garden / 5 Leaf of it / wilt / K'E:la: : As if oak / become / *</text:p>
          </table:table-cell>
        </table:table-row>
      </table:table>
      <text:p text:style-name="P10"/>
      <table:table table:name="表11" table:style-name="表11">
        <table:table-column table:style-name="表11.A"/>
        <table:table-row>
          <table:table-cell table:style-name="表11.A1" office:value-type="string">
            <text:p text:style-name="P21">וְהָיָה הֶחָסֹן לִנְעֹרֶת וּפֹעֲלוֹ לְנִיצוֹץ</text:p>
          </table:table-cell>
        </table:table-row>
        <table:table-row>
          <table:table-cell table:style-name="表11.A2" office:value-type="string">
            <text:p text:style-name="P17"><text:s/>l'niytso:ts : In spark / u'foa`lo: : work of it / li'n'oreth : In tow / he'cha:son : the strong / become</text:p>
            <text:p text:style-name="P17"/>
          </table:table-cell>
        </table:table-row>
      </table:table>
      <text:p text:style-name="P3"/>
      <table:table table:name="表12" table:style-name="表12">
        <table:table-column table:style-name="表12.A"/>
        <text:soft-page-break/>
        <table:table-row>
          <table:table-cell table:style-name="表12.A1" office:value-type="string">
            <text:p text:style-name="P21"><text:s/>וּבָעֲרוּ שְׁנֵיהֶם יַחְדָּו וְאֵין מְכַבֶּה ס</text:p>
          </table:table-cell>
        </table:table-row>
        <table:table-row>
          <table:table-cell table:style-name="表12.A2" office:value-type="string">
            <text:p text:style-name="P17">m'xabe : extinguish / E:yn : not exist / Yachda:w : unitedly / Two of them / Consumed by fire</text:p>
          </table:table-cell>
        </table:table-row>
      </table:table>
      <text:p text:style-name="P10"/>
      <table:table table:name="表13" table:style-name="表13">
        <table:table-column table:style-name="表13.A"/>
        <table:table-row>
          <table:table-cell table:style-name="表13.A1" office:value-type="string">
            <text:p text:style-name="P21">הַדָּבָר אֲשֶׁר חָזָה יְשַׁעְיָהוּ בֶּן־אָמוֹץ עַל־יְהוּדָה וִירוּשָׁלִָם</text:p>
          </table:table-cell>
        </table:table-row>
        <table:table-row>
          <table:table-cell table:style-name="表13.A2" office:value-type="string">
            <text:p text:style-name="P17">Wi'y'ru:sha:la:im / Al-y'hu:da: : upon Jeduah / Ben-A:mo:ts : son of Amots / y'sha”ya:hu: : isajah / cha:za: : gaze / which / word</text:p>
          </table:table-cell>
        </table:table-row>
      </table:table>
      <text:p text:style-name="P3"/>
      <text:p text:style-name="P3">2: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>וְהָיָה בְּאַחֲרִית הַיָּמִים נָכוֹן יִהְיֶה</text:p>
          </table:table-cell>
        </table:table-row>
        <table:table-row>
          <table:table-cell table:style-name="表16.A2" office:value-type="string">
            <text:p text:style-name="P17"><text:s/>/ yih'ye : come to pass / Be erect / A day / The end / Come to pass</text:p>
          </table:table-cell>
        </table:table-row>
      </table:table>
      <text:p text:style-name="P10"/>
      <table:table table:name="表17" table:style-name="表17">
        <table:table-column table:style-name="表17.A"/>
        <table:table-row>
          <table:table-cell table:style-name="表17.A1" office:value-type="string">
            <text:p text:style-name="P21"><text:s/>הַר בֵּית־יְהוָה בְּרֹאשׁ הֶהָרִים </text:p>
          </table:table-cell>
        </table:table-row>
        <table:table-row>
          <table:table-cell table:style-name="表17.A2" office:value-type="string">
            <text:p text:style-name="P17"><text:s/>/ mountains / b'rosh : At head / y'h'wa: / be:yth : house / har : mountain</text:p>
          </table:table-cell>
        </table:table-row>
      </table:table>
      <text:p text:style-name="P3"/>
      <table:table table:name="表18" table:style-name="表18">
        <table:table-column table:style-name="表18.A"/>
        <table:table-row>
          <table:table-cell table:style-name="表18.A1" office:value-type="string">
            <text:p text:style-name="P21">וְנִשָּׂא מִגְּבָעוֹת וְנָהֲרוּ אֵלָיו כָּל־הַגּוֹיִם</text:p>
          </table:table-cell>
        </table:table-row>
        <table:table-row>
          <table:table-cell table:style-name="表18.A2" office:value-type="string">
            <text:p text:style-name="P17">ka:l-hago:yim : all foreign nation / E:la:yw : unto it / sparkle / Mig'va:<text:span text:style-name="T10">O</text:span>:th : From hillock / W'lisa: : lift</text:p>
          </table:table-cell>
        </table:table-row>
      </table:table>
      <text:p text:style-name="P10"/>
      <text:p text:style-name="P15"><text:span text:style-name="T3">[next] </text:span><text:span text:style-name="T4">2:3</text:span><text:span text:style-name="T6"> “</text:span><text:span text:style-name="T3">”</text:span></text:p>
      <text:p text:style-name="Text_20_body"/>
      <text:p text:style-name="P10">[/  20190818_075608]</text:p>
      <text:p text:style-name="P12"/>
      <text:p text:style-name="P8"/>
      <text:p text:style-name="P9">------------------------------------------------------------</text:p>
      <text:p text:style-name="P9"><text:soft-page-break/>[XXXX]</text:p>
      <text:p text:style-name="Text_20_body"/>
      <text:p text:style-name="P15"><text:span text:style-name="T1">1. XXX </text:span><text:span text:style-name="T2">XX:XX</text:span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21">וְהָלְכוּ עַמִּים רַבִּים וְאָמְרוּ לְכוּ וְנַעֲלֶה אֶל־הַר־יְהוָה </text:p>
          </table:table-cell>
        </table:table-row>
        <table:table-row>
          <table:table-cell table:style-name="表14.A2" office:value-type="string">
            <text:p text:style-name="P17">El-har : towards mountain / ascend / to walk(?) / say / rabiym : abundant / people / walk</text:p>
          </table:table-cell>
        </table:table-row>
      </table:table>
      <text:p text:style-name="P10"/>
      <table:table table:name="表15" table:style-name="表15">
        <table:table-column table:style-name="表15.A"/>
        <table:table-row>
          <table:table-cell table:style-name="表15.A1" office:value-type="string">
            <text:p text:style-name="P21">אֶל־בֵּית אֱלֹהֵי יַעֲקֹב וְיֹרֵנוּ מִדְּרָכָיו </text:p>
          </table:table-cell>
        </table:table-row>
        <table:table-row>
          <table:table-cell table:style-name="表15.A2" office:value-type="string">
            <text:p text:style-name="P17">mi'd'ra:xa:yw : from his road / w'yore:nu: : teach us / ya<text:span text:style-name="T10">A</text:span>`qov / e`lohe:y : gods / towards house</text:p>
          </table:table-cell>
        </table:table-row>
      </table:table>
      <text:p text:style-name="P4"/>
      <table:table table:name="表19" table:style-name="表19">
        <table:table-column table:style-name="表19.A"/>
        <table:table-row>
          <table:table-cell table:style-name="表19.A1" office:value-type="string">
            <text:p text:style-name="P21">וְנֵלְכָה בְּאֹרְחֹתָיו כִּי מִצִּיּוֹן תֵּצֵא </text:p>
          </table:table-cell>
        </table:table-row>
        <table:table-row>
          <table:table-cell table:style-name="表19.A2" office:value-type="string">
            <text:p text:style-name="P17">te:tse: : go(3S) / mi'tsiyo:n : from scion / b'Orchotha:yw : in his road / ne:l'xa: : walk(1P)</text:p>
          </table:table-cell>
        </table:table-row>
      </table:table>
      <text:p text:style-name="P10"/>
      <table:table table:name="表20" table:style-name="表20">
        <table:table-column table:style-name="表20.A"/>
        <table:table-row>
          <table:table-cell table:style-name="表20.A1" office:value-type="string">
            <text:p text:style-name="P21">תוֹרָה וּדְבַר־יְהוָה מִירוּשָׁלִָם</text:p>
          </table:table-cell>
        </table:table-row>
        <table:table-row>
          <table:table-cell table:style-name="表20.A2" office:value-type="string">
            <text:p text:style-name="P17">from jerusalem / * / u:'d'va:r : and word / tho:ra: : statute</text:p>
          </table:table-cell>
        </table:table-row>
      </table:table>
      <text:p text:style-name="P3"/>
      <text:p text:style-name="P15"><text:span text:style-name="T3">[next] </text:span><text:span text:style-name="T4">2:4</text:span><text:span text:style-name="T6"> “</text:span><text:span text:style-name="T3">XXX”</text:span></text:p>
      <text:p text:style-name="Text_20_body"/>
      <text:p text:style-name="P10">[/  20190826_110856]</text:p>
      <text:p text:style-name="P12"/>
      <text:p text:style-name="P8"/>
      <text:p text:style-name="P9">------------------------------------------------------------</text:p>
      <text:p text:style-name="P9">[20190827_151938]</text:p>
      <text:p text:style-name="Text_20_body"><text:soft-page-break/></text:p>
      <text:p text:style-name="P15"><text:span text:style-name="T1">1. XXX 2:</text:span><text:span text:style-name="T2">4</text:span></text:p>
      <text:p text:style-name="Text_20_body"/>
      <table:table table:name="表21" table:style-name="表21">
        <table:table-column table:style-name="表21.A"/>
        <table:table-row>
          <table:table-cell table:style-name="表21.A1" office:value-type="string">
            <text:p text:style-name="P21">וְשָׁפַט בֵּין הַגּוֹיִם וְהוֹכִיחַ לְעַמִּים</text:p>
          </table:table-cell>
        </table:table-row>
        <table:table-row>
          <table:table-cell table:style-name="表21.A2" office:value-type="string">
            <text:p text:style-name="P17">l'Amiym : towards people / ho:xiy:ach : justify / go:yim : nations / be:yn : among / sha:fa:t^ : judge</text:p>
          </table:table-cell>
        </table:table-row>
      </table:table>
      <text:p text:style-name="P10"/>
      <table:table table:name="表22" table:style-name="表22">
        <table:table-column table:style-name="表22.A"/>
        <table:table-row>
          <table:table-cell table:style-name="表22.A1" office:value-type="string">
            <text:p text:style-name="P21"><text:s/>רַבִּים וְכִתְּתוּ חַרְבוֹתָם לְאִתִּים </text:p>
          </table:table-cell>
        </table:table-row>
        <table:table-row>
          <table:table-cell table:style-name="表22.A2" office:value-type="string">
            <text:p text:style-name="P17">l'itiyim : into hoe / charvo:tha:m : their sword / xit'thu: : strike / rabiym : abundant</text:p>
          </table:table-cell>
        </table:table-row>
      </table:table>
      <text:p text:style-name="P3"/>
      <table:table table:name="表23" table:style-name="表23">
        <table:table-column table:style-name="表23.A"/>
        <table:table-row>
          <table:table-cell table:style-name="表23.A1" office:value-type="string">
            <text:p text:style-name="P21">וַחֲנִיתוֹתֵיהֶם לְמַזְמֵרוֹת לֹא־יִשָּׂא </text:p>
          </table:table-cell>
        </table:table-row>
        <table:table-row>
          <table:table-cell table:style-name="表23.A2" office:value-type="string">
            <text:p text:style-name="P17">lo:-yisa: : not lift / l'mazme:ro:th : pruning knife / wa'cha`niytho:the:y'hem : their spears</text:p>
          </table:table-cell>
        </table:table-row>
      </table:table>
      <table:table table:name="表24" table:style-name="表24">
        <table:table-column table:style-name="表24.A"/>
        <table:table-row>
          <table:table-cell table:style-name="表24.A1" office:value-type="string">
            <text:p text:style-name="P21">גוֹי אֶל־גּוֹי חֶרֶב וְלֹא־יִלְמְדוּ </text:p>
          </table:table-cell>
        </table:table-row>
        <table:table-row>
          <table:table-cell table:style-name="表24.A2" office:value-type="string">
            <text:p text:style-name="P17">lo'yilmdu: : not teach / cherev : knife / El-go:y : towards nation / go:y : foreign nation</text:p>
          </table:table-cell>
        </table:table-row>
      </table:table>
      <text:p text:style-name="P10"/>
      <table:table table:name="表25" table:style-name="表25">
        <table:table-column table:style-name="表25.A"/>
        <table:table-row>
          <table:table-cell table:style-name="表25.A1" office:value-type="string">
            <text:p text:style-name="P21">עוֹד מִלְחָמָה פ</text:p>
          </table:table-cell>
        </table:table-row>
        <table:table-row>
          <table:table-cell table:style-name="表25.A2" office:value-type="string">
            <text:p text:style-name="P17">battle / <text:span text:style-name="T10">O</text:span>:d : again</text:p>
          </table:table-cell>
        </table:table-row>
      </table:table>
      <text:p text:style-name="P10"/>
      <text:p text:style-name="P15"><text:span text:style-name="T3">[next] 2</text:span><text:span text:style-name="T4">:5</text:span><text:span text:style-name="T6"> “</text:span><text:span text:style-name="T3">XXX”</text:span></text:p>
      <text:p text:style-name="Text_20_body"/>
      <text:p text:style-name="P10">[/  20190827_153408]</text:p>
      <text:p text:style-name="P12"/>
      <text:p text:style-name="P8"/>
      <text:p text:style-name="P9">------------------------------------------------------------</text:p>
      <text:p text:style-name="P9">[XXXX]</text:p>
      <text:p text:style-name="Text_20_body"><text:soft-page-break/></text:p>
      <text:p text:style-name="P15"><text:span text:style-name="T1">1. XXX </text:span><text:span text:style-name="T2">XX:XX</text:span></text:p>
      <text:p text:style-name="Text_20_body"/>
      <table:table table:name="表28" table:style-name="表28">
        <table:table-column table:style-name="表28.A"/>
        <table:table-row>
          <table:table-cell table:style-name="表28.A1" office:value-type="string">
            <text:p text:style-name="P21">בֵּית יַעֲקֹב לְכוּ וְנֵלְכָה בְּאוֹר יְהוָה</text:p>
          </table:table-cell>
        </table:table-row>
        <table:table-row>
          <table:table-cell table:style-name="表28.A2" office:value-type="string">
            <text:p text:style-name="P17">Yahawe / in the light / and walk / walk / Jacob / house</text:p>
          </table:table-cell>
        </table:table-row>
      </table:table>
      <text:p text:style-name="P10"/>
      <table:table table:name="表29" table:style-name="表29">
        <table:table-column table:style-name="表29.A"/>
        <table:table-row>
          <table:table-cell table:style-name="表29.A1" office:value-type="string">
            <text:p text:style-name="P21">כִּי נָטַשְׁתָּה עַמְּ</text:p>
          </table:table-cell>
        </table:table-row>
        <table:table-row>
          <table:table-cell table:style-name="表29.A2" office:value-type="string">
            <text:p text:style-name="P17"><text:s/>/ am'xa: : thy people / na:t^ash'ta: : forsaken</text:p>
          </table:table-cell>
        </table:table-row>
      </table:table>
      <text:p text:style-name="P3"/>
      <table:table table:name="表30" table:style-name="表30">
        <table:table-column table:style-name="表30.A"/>
        <table:table-row>
          <table:table-cell table:style-name="表30.A1" office:value-type="string">
            <text:p text:style-name="P21">בֵּית יַעֲקֹב כִּי מָלְאוּ מִקֶּדֶם וְעֹנְנִים כַּפְּלִשְׁתִּים </text:p>
          </table:table-cell>
        </table:table-row>
        <table:table-row>
          <table:table-cell table:style-name="表30.A2" office:value-type="string">
            <text:p text:style-name="P17"><text:s/>/ ka'Plishtiym : like philishite / w'on'niym : cover / mi'qedem : from East / ma:l'U: : fill / Jacob / house</text:p>
          </table:table-cell>
        </table:table-row>
      </table:table>
      <table:table table:name="表31" table:style-name="表31">
        <table:table-column table:style-name="表31.A"/>
        <table:table-row>
          <table:table-cell table:style-name="表31.A1" office:value-type="string">
            <text:p text:style-name="P21">וּבְיַלְדֵי נָכְרִים יַשְׂפִּיקוּ</text:p>
          </table:table-cell>
        </table:table-row>
        <table:table-row>
          <table:table-cell table:style-name="表31.A2" office:value-type="string">
            <text:p text:style-name="P17">yas'piyqu: : clap / na:x'riym : strangers / u'v'yalde:y : and with offspring</text:p>
          </table:table-cell>
        </table:table-row>
      </table:table>
      <text:p text:style-name="P10"/>
      <text:p text:style-name="P15"><text:span text:style-name="T3">[next] </text:span><text:span text:style-name="T4">2:7</text:span><text:span text:style-name="T6"> “</text:span><text:span text:style-name="T3">XXX”</text:span></text:p>
      <text:p text:style-name="Text_20_body"/>
      <text:p text:style-name="P10">[/  20190829_092619]</text:p>
      <text:p text:style-name="P12"/>
      <text:p text:style-name="P8"/>
      <text:p text:style-name="P9">------------------------------------------------------------</text:p>
      <text:p text:style-name="P9">[20190830_142135]</text:p>
      <text:p text:style-name="Text_20_body"/>
      <text:p text:style-name="P15"><text:span text:style-name="T1">1. XXX </text:span><text:span text:style-name="T2">2:7</text:span></text:p>
      <text:p text:style-name="Text_20_body"/>
      <table:table table:name="表32" table:style-name="表32">
        <table:table-column table:style-name="表32.A"/>
        <table:table-row>
          <table:table-cell table:style-name="表32.A1" office:value-type="string">
            <text:p text:style-name="P21">וַתִּמָּלֵא אַרְצוֹ כֶּסֶף וְזָהָב וְאֵין </text:p>
          </table:table-cell>
        </table:table-row>
        <table:table-row>
          <table:table-cell table:style-name="表32.A2" office:value-type="string">
            <text:p text:style-name="P17">w'E:yn : not exist / wa'za:ha:v : gold / kesef : silver / Ar'tso: : their land / <text:soft-page-break/>wa'tima:le: : fill</text:p>
          </table:table-cell>
        </table:table-row>
      </table:table>
      <text:p text:style-name="P10"/>
      <table:table table:name="表33" table:style-name="表33">
        <table:table-column table:style-name="表33.A"/>
        <table:table-row>
          <table:table-cell table:style-name="表33.A1" office:value-type="string">
            <text:p text:style-name="P21">קֵצֶה לְאֹצְרֹתָיו וַתִּמָּלֵא אַרְצוֹ </text:p>
          </table:table-cell>
        </table:table-row>
        <table:table-row>
          <table:table-cell table:style-name="表33.A2" office:value-type="string">
            <text:p text:style-name="P17">Ar'tso: : their land / wa'tima:le: : fill / l'Ots'rotha:yw : their deposits / qe:tse: : extremity</text:p>
          </table:table-cell>
        </table:table-row>
      </table:table>
      <text:p text:style-name="P3"/>
      <table:table table:name="表34" table:style-name="表34">
        <table:table-column table:style-name="表34.A"/>
        <table:table-row>
          <table:table-cell table:style-name="表34.A1" office:value-type="string">
            <text:p text:style-name="P21">סוּסִים וְאֵין קֵצֶה לְמַרְכְּבֹתָיו</text:p>
          </table:table-cell>
        </table:table-row>
        <table:table-row>
          <table:table-cell table:style-name="表34.A2" office:value-type="string">
            <text:p text:style-name="P17">l'mar'k'votha:yw : their chariots / qe:tse: : extremity / w'E:yn : not exist / horses</text:p>
          </table:table-cell>
        </table:table-row>
      </table:table>
      <text:p text:style-name="P19">2:8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1">וַתִּמָּלֵא אַרְצוֹ אֱלִילִים לְמַעֲשֵׂה יָדָיו </text:p>
          </table:table-cell>
        </table:table-row>
        <table:table-row>
          <table:table-cell table:style-name="表35.A2" office:value-type="string">
            <text:p text:style-name="P17">ya:da:yw : their hands / l'ma<text:span text:style-name="T10">A</text:span>`se: : in product / E`liyliym : idols / their land / fill</text:p>
          </table:table-cell>
        </table:table-row>
      </table:table>
      <text:p text:style-name="P5"/>
      <table:table table:name="表36" table:style-name="表36">
        <table:table-column table:style-name="表36.A"/>
        <table:table-row>
          <table:table-cell table:style-name="表36.A1" office:value-type="string">
            <text:p text:style-name="P5">יִשְׁתַּחֲווּ לַאֲשֶׁר עָשׂוּ אֶצְבְּעֹתָיו</text:p>
          </table:table-cell>
        </table:table-row>
        <table:table-row>
          <table:table-cell table:style-name="表36.A2" office:value-type="string">
            <text:p text:style-name="P17">E`ts'b'<text:span text:style-name="T10">O</text:span>tha:yw : their fingers / do,make / in that / yish'tacha`wu: : worship</text:p>
          </table:table-cell>
        </table:table-row>
      </table:table>
      <text:p text:style-name="P10"/>
      <text:p text:style-name="P15"><text:span text:style-name="T3">[next] </text:span><text:span text:style-name="T4">2:9</text:span><text:span text:style-name="T6"> “</text:span><text:span text:style-name="T3">XXX”</text:span></text:p>
      <text:p text:style-name="Text_20_body"/>
      <text:p text:style-name="P10">[/  20190830_144200]</text:p>
      <text:p text:style-name="P12"/>
      <text:p text:style-name="P8"/>
      <text:p text:style-name="P9">------------------------------------------------------------</text:p>
      <text:p text:style-name="P13">[XXXX]</text:p>
      <text:p text:style-name="Text_20_body"/>
      <text:p text:style-name="P15"><text:span text:style-name="T1">1. XXX </text:span><text:span text:style-name="T2">2:9</text:span></text:p>
      <text:p text:style-name="Text_20_body"/>
      <table:table table:name="表37" table:style-name="表37">
        <table:table-column table:style-name="表37.A"/>
        <table:table-row>
          <table:table-cell table:style-name="表37.A1" office:value-type="string">
            <text:p text:style-name="P21">וַיִּשַּׁח אָדָם וַיִּשְׁפַּל־אִישׁ וְאַל־תִּשָּׂא לָהֶם</text:p>
          </table:table-cell>
        </table:table-row>
        <text:soft-page-break/>
        <table:table-row>
          <table:table-cell table:style-name="表37.A2" office:value-type="string">
            <text:p text:style-name="P17">towards them / lift / not / man / sink / man / sink</text:p>
          </table:table-cell>
        </table:table-row>
      </table:table>
      <text:p text:style-name="P10">2:10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1">בּוֹא בַצּוּר וְהִטָּמֵן בֶּעָפָר מִפְּנֵי </text:p>
          </table:table-cell>
        </table:table-row>
        <table:table-row>
          <table:table-cell table:style-name="表38.A2" office:value-type="string">
            <text:p text:style-name="P17"><text:s/>/ mi'p'ne:y~from the face / be<text:span text:style-name="T10">A</text:span>:fa:r ~ in the dust / w'hit^a:me:n : hide / vatsu:r : into the cliff / bo: : go</text:p>
          </table:table-cell>
        </table:table-row>
      </table:table>
      <text:p text:style-name="P3"/>
      <table:table table:name="表39" table:style-name="表39">
        <table:table-column table:style-name="表39.A"/>
        <table:table-row>
          <table:table-cell table:style-name="表39.A1" office:value-type="string">
            <text:p text:style-name="P21">פַּחַד יְהוָה וּמֵהֲדַר גְּאֹנוֹ</text:p>
          </table:table-cell>
        </table:table-row>
        <table:table-row>
          <table:table-cell table:style-name="表39.A2" office:value-type="string">
            <text:p text:style-name="P17"><text:s/>/ u:'me:A`dar~from the magnificence / pachad~aweful</text:p>
          </table:table-cell>
        </table:table-row>
      </table:table>
      <table:table table:name="表40" table:style-name="表40">
        <table:table-column table:style-name="表40.A"/>
        <table:table-row>
          <table:table-cell table:style-name="表40.A1" office:value-type="string">
            <text:p text:style-name="P21">aaa</text:p>
          </table:table-cell>
        </table:table-row>
        <table:table-row>
          <table:table-cell table:style-name="表40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2:11</text:span><text:span text:style-name="T6"> “עֵינֵי</text:span><text:span text:style-name="T3">”</text:span></text:p>
      <text:p text:style-name="Text_20_body"/>
      <text:p text:style-name="P14">[/  XXX]</text:p>
      <text:p text:style-name="P12"/>
      <text:p text:style-name="P8"/>
      <text:p text:style-name="P9">------------------------------------------------------------</text:p>
      <text:p text:style-name="P13">[20190906_001844]</text:p>
      <text:p text:style-name="Text_20_body"/>
      <text:p text:style-name="P15"><text:span text:style-name="T1">1. XXX </text:span><text:span text:style-name="T2">2:11</text:span></text:p>
      <text:p text:style-name="Text_20_body"/>
      <table:table table:name="表41" table:style-name="表41">
        <table:table-column table:style-name="表41.A"/>
        <table:table-row>
          <table:table-cell table:style-name="表41.A1" office:value-type="string">
            <text:p text:style-name="P21">עֵינֵי גַּבְהוּת אָדָם שָׁפֵל וְשַׁח רוּם אֲנָשִׁים וְנִשְׂגַּב יְהוָה לְבַדּוֹ בַּיּוֹם הַהוּא ס</text:p>
          </table:table-cell>
        </table:table-row>
        <table:table-row>
          <table:table-cell table:style-name="表41.A2" office:value-type="string">
            <text:p text:style-name="P17">the He <text:s/>/ bayo:m : in that day / l'vado: : in its apart / YHWH / w'nis'gav : lofty / men / elevation / sink / depress / * / pride / eye</text:p>
          </table:table-cell>
        </table:table-row>
      </table:table>
      <text:p text:style-name="P10"/>
      <table:table table:name="表42" table:style-name="表42">
        <table:table-column table:style-name="表42.A"/>
        <table:table-row>
          <table:table-cell table:style-name="表42.A1" office:value-type="string">
            <text:p text:style-name="P21">כִּי יוֹם לַיהוָה צְבָאוֹת עַל כָּל־גֵּאֶה </text:p>
          </table:table-cell>
        </table:table-row>
        <text:soft-page-break/>
        <table:table-row>
          <table:table-cell table:style-name="表42.A2" office:value-type="string">
            <text:p text:style-name="P17">ka:l-ge:E: : all lofty / above / ts'va:o:th : campaign / in YHWH / day / because</text:p>
          </table:table-cell>
        </table:table-row>
      </table:table>
      <text:p text:style-name="P3"/>
      <table:table table:name="表43" table:style-name="表43">
        <table:table-column table:style-name="表43.A"/>
        <table:table-row>
          <table:table-cell table:style-name="表43.A1" office:value-type="string">
            <text:p text:style-name="P21">וָרָם וְעַל כָּל־נִשָּׂא וְשָׁפֵל</text:p>
          </table:table-cell>
        </table:table-row>
        <table:table-row>
          <table:table-cell table:style-name="表43.A2" office:value-type="string">
            <text:p text:style-name="P17">and depress / all lifted / w'<text:span text:style-name="T10">A</text:span>l : above / wa:ra:m : and be high</text:p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21">aaa</text:p>
          </table:table-cell>
        </table:table-row>
        <table:table-row>
          <table:table-cell table:style-name="表44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2:13</text:span><text:span text:style-name="T6"> “וְעַל</text:span><text:span text:style-name="T3">”</text:span></text:p>
      <text:p text:style-name="Text_20_body"/>
      <text:p text:style-name="P14">[/  20190906_003236]</text:p>
      <text:p text:style-name="P12"/>
      <text:p text:style-name="P8"/>
      <text:p text:style-name="P9">------------------------------------------------------------</text:p>
      <text:p text:style-name="P13">[20190925_091447]</text:p>
      <text:p text:style-name="Text_20_body"/>
      <text:p text:style-name="P15"><text:span text:style-name="T1">1. micah </text:span><text:span text:style-name="T2">1:1</text:span></text:p>
      <text:p text:style-name="Text_20_body"/>
      <table:table table:name="表45" table:style-name="表45">
        <table:table-column table:style-name="表45.A"/>
        <table:table-row>
          <table:table-cell table:style-name="表45.A1" office:value-type="string">
            <text:p text:style-name="P21">דְּבַר־יְהוָה אֲשֶׁר הָיָה אֶל־מִיכָה</text:p>
          </table:table-cell>
        </table:table-row>
        <table:table-row>
          <table:table-cell table:style-name="表45.A2" office:value-type="string">
            <text:p text:style-name="P17">word / a`sher – which / come to pass / el-mixa: ~ towards Micha / </text:p>
          </table:table-cell>
        </table:table-row>
      </table:table>
      <text:p text:style-name="P10"/>
      <table:table table:name="表46" table:style-name="表46">
        <table:table-column table:style-name="表46.A"/>
        <table:table-row>
          <table:table-cell table:style-name="表46.A1" office:value-type="string">
            <text:p text:style-name="P21"><text:s/>הַמֹּרַשְׁתִּי בִּימֵי יוֹתָם </text:p>
          </table:table-cell>
        </table:table-row>
        <table:table-row>
          <table:table-cell table:style-name="表46.A2" office:value-type="string">
            <text:p text:style-name="P17">ha'morash'tiy ~ the Morashitite / biyme:y ~ in the days / yo:tha:m ~ Jotham / </text:p>
          </table:table-cell>
        </table:table-row>
      </table:table>
      <text:p text:style-name="P3"/>
      <table:table table:name="表47" table:style-name="表47">
        <table:table-column table:style-name="表47.A"/>
        <table:table-row>
          <table:table-cell table:style-name="表47.A1" office:value-type="string">
            <text:p text:style-name="P21">אָחָז יְחִזְקִיָּה מַלְכֵי יְהוּדָה </text:p>
          </table:table-cell>
        </table:table-row>
        <table:table-row>
          <table:table-cell table:style-name="表47.A2" office:value-type="string">
            <text:p text:style-name="P17">'a:cha:z / y'chiz'qiya: ~ Chizqiya / mal'xe:y ~ king / y'hu:da: ~ Jehuda / </text:p>
          </table:table-cell>
        </table:table-row>
      </table:table>
      <table:table table:name="表48" table:style-name="表48">
        <table:table-column table:style-name="表48.A"/>
        <table:table-row>
          <table:table-cell table:style-name="表48.A1" office:value-type="string">
            <text:p text:style-name="P21">אֲשֶׁר־חָזָה עַל־שֹׁמְרוֹן וִירוּשָׁלִָם</text:p>
          </table:table-cell>
        </table:table-row>
        <text:soft-page-break/>
        <table:table-row>
          <table:table-cell table:style-name="表48.A2" office:value-type="string">
            <text:p text:style-name="P17">which / cha:za: ~ gaze / <text:span text:style-name="T10">A</text:span>l ~ above / shom'ro-n / wi'yru:sha:la:im</text:p>
          </table:table-cell>
        </table:table-row>
      </table:table>
      <text:p text:style-name="P10"/>
      <text:p text:style-name="P10"/>
      <table:table table:name="表49" table:style-name="表49">
        <table:table-column table:style-name="表49.A"/>
        <table:table-row>
          <table:table-cell table:style-name="表49.A1" office:value-type="string">
            <text:p text:style-name="P21">שִׁמְעוּ עַמִּים כֻּלָּם הַקְשִׁיבִי </text:p>
          </table:table-cell>
        </table:table-row>
        <table:table-row>
          <table:table-cell table:style-name="表49.A2" office:value-type="string">
            <text:p text:style-name="P17">shim'<text:span text:style-name="T10">U</text:span>: ~ hear / people / kula: ~ all + m ~ SUF / haq'shiyviy ~ hearken / </text:p>
          </table:table-cell>
        </table:table-row>
        <table:table-row>
          <table:table-cell table:style-name="表49.A2" office:value-type="string">
            <text:p text:style-name="P21">אֶרֶץ וּמְלֹאָהּ וִיהִי אֲדֹנָי </text:p>
          </table:table-cell>
        </table:table-row>
        <table:table-row>
          <table:table-cell table:style-name="表49.A2" office:value-type="string">
            <text:p text:style-name="P17">e`rets ~ earth / u'm'loa: ~ fulness + SUF / wi'yhiy ~ come to pass / a`dona:y ~ Lord / </text:p>
          </table:table-cell>
        </table:table-row>
        <table:table-row>
          <table:table-cell table:style-name="表49.A2" office:value-type="string">
            <text:p text:style-name="P21">יְהוִה בָּכֶם לְעֵד </text:p>
          </table:table-cell>
        </table:table-row>
        <table:table-row>
          <table:table-cell table:style-name="表49.A2" office:value-type="string">
            <text:p text:style-name="P17">y'hwi: ~ Yehovah / ba:xem ~ towards them / l'<text:span text:style-name="T10">E</text:span>:d ~ for witness </text:p>
          </table:table-cell>
        </table:table-row>
        <table:table-row>
          <table:table-cell table:style-name="表49.A2" office:value-type="string">
            <text:p text:style-name="P21">אֲדֹנָי מֵהֵיכַל קָדְשׁוֹ</text:p>
          </table:table-cell>
        </table:table-row>
        <table:table-row>
          <table:table-cell table:style-name="表49.A2" office:value-type="string">
            <text:p text:style-name="P17">a`dona:y / me:he:yxal ~ from temple / qa:d'sho: ~ his sacred place</text:p>
          </table:table-cell>
        </table:table-row>
      </table:table>
      <text:p text:style-name="P10"/>
      <text:p text:style-name="P10"/>
      <text:p text:style-name="P15"><text:span text:style-name="T3">[next] </text:span><text:span text:style-name="T4">1:3</text:span><text:span text:style-name="T6"> “</text:span><text:span text:style-name="T3">XXX”</text:span></text:p>
      <text:p text:style-name="Text_20_body"/>
      <text:p text:style-name="P14">[/  20190925_093935]</text:p>
      <text:p text:style-name="P12"/>
      <text:p text:style-name="P8"/>
      <text:p text:style-name="P9">------------------------------------------------------------</text:p>
      <text:p text:style-name="P13">[20190929_072543]</text:p>
      <text:p text:style-name="Text_20_body"/>
      <text:p text:style-name="P15"><text:span text:style-name="T1">1. XXX </text:span><text:span text:style-name="T2">1:3</text:span></text:p>
      <text:p text:style-name="Text_20_body"/>
      <table:table table:name="表4" table:style-name="表4">
        <table:table-column table:style-name="表4.A"/>
        <table:table-row>
          <table:table-cell table:style-name="表4.A1" office:value-type="string">
            <text:p text:style-name="P21"><text:s/>וְדָרַ כִּי־הִנֵּה יְהוָה יֹצֵא מִמְּקוֹמוֹ וְיָרַד </text:p>
            <text:p text:style-name="P21">עַל־*בָּמוֹתֵי [בָּמֳתֵי] אָרֶץ</text:p>
          </table:table-cell>
        </table:table-row>
        <table:table-row>
          <table:table-cell table:style-name="表4.A2" office:value-type="string">
            <text:p text:style-name="P17">for behold / yahwe / yotse: ~ go out / mi'm'qo:mo: ~ from its spot / w'ya:rad ~ <text:soft-page-break/>and descend</text:p>
          </table:table-cell>
        </table:table-row>
        <table:table-row>
          <table:table-cell table:style-name="表4.A2" office:value-type="string">
            <text:p text:style-name="P21">וְדָרַדָּרַךְ </text:p>
            <text:p text:style-name="P21">עַל־*בָּמוֹתֵי [בָּמֳתֵי] אָרֶץ</text:p>
          </table:table-cell>
        </table:table-row>
        <table:table-row>
          <table:table-cell table:style-name="表4.A2" office:value-type="string">
            <text:p text:style-name="P17">w'da:rax ~ tread / Al-ba:mo:the:y ~ upon elevation / A:rets ~ earth</text:p>
          </table:table-cell>
        </table:table-row>
        <table:table-row>
          <table:table-cell table:style-name="表4.A2" office:value-type="string">
            <text:p text:style-name="P21">וְנָמַסּוּ הֶהָרִים תַּחְתָּיו </text:p>
          </table:table-cell>
        </table:table-row>
        <table:table-row>
          <table:table-cell table:style-name="表4.A2" office:value-type="string">
            <text:p text:style-name="P17">w'na:masu: ~ and liquefy / he'ha:riym ~ the mountains / tach'ta:yw ~ under it / </text:p>
          </table:table-cell>
        </table:table-row>
        <table:table-row>
          <table:table-cell table:style-name="表4.A2" office:value-type="string">
            <text:p text:style-name="P21">וְהָעֲמָקִים יִתְבַּקָּעוּ כַּדּוֹנַג </text:p>
          </table:table-cell>
        </table:table-row>
        <table:table-row>
          <table:table-cell table:style-name="表4.A2" office:value-type="string">
            <text:p text:style-name="P17">w'ha:A`ma:qiym ~ the vallyes / yith'baqa:U: ~ break / kado:nag ~ as if wax / </text:p>
          </table:table-cell>
        </table:table-row>
        <table:table-row>
          <table:table-cell table:style-name="表4.A2" office:value-type="string">
            <text:p text:style-name="P21">מִפְּנֵי הָאֵשׁ כְּמַיִם מֻגָּרִים בְּמוֹרָד</text:p>
          </table:table-cell>
        </table:table-row>
        <table:table-row>
          <table:table-cell table:style-name="表4.A2" office:value-type="string">
            <text:p text:style-name="P17">mip'ne:y ~ from face / ha:E:sh ~ fire / k'mayim ~ when waters / muga:riym ~ flow / b'mo:ra:d ~ on dec<text:span text:style-name="T13">ent</text:span></text:p>
          </table:table-cell>
        </table:table-row>
      </table:table>
      <text:p text:style-name="P10"/>
      <text:p text:style-name="P15"><text:span text:style-name="T3">[next] </text:span><text:span text:style-name="T4">1:4</text:span><text:span text:style-name="T6"> “</text:span><text:span text:style-name="T3">XXX”</text:span></text:p>
      <text:p text:style-name="Text_20_body"/>
      <text:p text:style-name="P14">[/  20190929_074130]</text:p>
      <text:p text:style-name="P12"/>
      <text:p text:style-name="P8"/>
      <text:p text:style-name="P9">------------------------------------------------------------</text:p>
      <text:p text:style-name="P13">[20190930_095941]</text:p>
      <text:p text:style-name="Text_20_body"/>
      <text:p text:style-name="P15"><text:span text:style-name="T1">1. XXX </text:span><text:span text:style-name="T2">1:4</text:span></text:p>
      <text:p text:style-name="Text_20_body"/>
      <table:table table:name="表26" table:style-name="表26">
        <table:table-column table:style-name="表26.A"/>
        <table:table-row>
          <table:table-cell table:style-name="表26.A1" office:value-type="string">
            <text:p text:style-name="P21">וְנָמַסּוּ הֶהָרִים תַּחְתָּיו וְהָעֲמָקִים </text:p>
          </table:table-cell>
        </table:table-row>
        <table:table-row>
          <table:table-cell table:style-name="表26.A2" office:value-type="string">
            <text:p text:style-name="P17">w'na:masu: ~ liquefy / he'ha:riym ~ mountains / tachta:yw ~ under him / w'ha:Ama:qiym ~ and the valleys</text:p>
          </table:table-cell>
        </table:table-row>
        <table:table-row>
          <table:table-cell table:style-name="表26.A2" office:value-type="string">
            <text:p text:style-name="P21">יִתְבַּקָּעוּ כַּדּוֹנַג מִפְּנֵי הָאֵשׁ </text:p>
          </table:table-cell>
        </table:table-row>
        <table:table-row>
          <table:table-cell table:style-name="表26.A2" office:value-type="string">
            <text:p text:style-name="P17">yith'baqa:U: ~ break / kado:nag ~ as if wax / mi'p'ne:y ~ from face / ha:E:sh ~ <text:soft-page-break/>fire</text:p>
          </table:table-cell>
        </table:table-row>
        <table:table-row>
          <table:table-cell table:style-name="表26.A2" office:value-type="string">
            <text:p text:style-name="P21">כְּמַיִם מֻגָּרִים בְּמוֹרָד</text:p>
          </table:table-cell>
        </table:table-row>
        <table:table-row>
          <table:table-cell table:style-name="表26.A2" office:value-type="string">
            <text:p text:style-name="P17">k'mayiim ~ as waters / muga:riym ~ flow / b'mo:ra:d ~ by the descent</text:p>
          </table:table-cell>
        </table:table-row>
        <table:table-row>
          <table:table-cell table:style-name="表26.A2" office:value-type="string">
            <text:p text:style-name="P21">בְּפֶשַׁע יַעֲקֹב כָּל־זֹאת וּבְחַטֹּאות </text:p>
          </table:table-cell>
        </table:table-row>
        <table:table-row>
          <table:table-cell table:style-name="表26.A2" office:value-type="string">
            <text:p text:style-name="P17">b'fesha<office:annotation office:name="__Annotation__1042_1017729253"><dc:creator>iwabuchi ken</dc:creator><dc:date>2019-09-30T10:10:29.98</dc:date><text:p text:style-name="P31"><text:span text:style-name="T15">'0' → no vowel</text:span></text:p></office:annotation>A0<office:annotation-end office:name="__Annotation__1042_1017729253"/> ~ in revolt / yaA`qov / ka:l-zo:th ~ all this / u'v'chat^owth ~ and in offence</text:p>
          </table:table-cell>
        </table:table-row>
        <table:table-row>
          <table:table-cell table:style-name="表26.A2" office:value-type="string">
            <text:p text:style-name="P21">בֵּית יִשְׂרָאֵל מִי־פֶשַׁע יַעֲקֹב הֲלוֹא </text:p>
          </table:table-cell>
        </table:table-row>
        <table:table-row>
          <table:table-cell table:style-name="表26.A2" office:value-type="string">
            <text:p text:style-name="P17">be:yth ~ house / israel / miy-feshaA0 ~ who? revolt / jacob / ha`lo: ~ not / </text:p>
          </table:table-cell>
        </table:table-row>
        <table:table-row>
          <table:table-cell table:style-name="表26.A2" office:value-type="string">
            <text:p text:style-name="P21">שֹׁמְרוֹן וּמִי בָּמוֹת יְהוּדָה הֲלוֹא יְרוּשָׁלִָם</text:p>
          </table:table-cell>
        </table:table-row>
        <table:table-row>
          <table:table-cell table:style-name="表26.A2" office:value-type="string">
            <text:p text:style-name="P17">shom'ro:n / u'miy ~ and who? / ba:mo:th ~ elevation / y'hu:da: / ha`lo: ~ not / y'ru:sha:la:im</text:p>
          </table:table-cell>
        </table:table-row>
      </table:table>
      <text:p text:style-name="P10"/>
      <text:p text:style-name="P15"><text:span text:style-name="T3">[next] </text:span><text:span text:style-name="T4">1:6</text:span><text:span text:style-name="T6"> “</text:span><text:span text:style-name="T3">XXX”</text:span></text:p>
      <text:p text:style-name="Text_20_body"/>
      <text:p text:style-name="P14">[/  20190930_102046]</text:p>
      <text:p text:style-name="Text_20_body"/>
      <text:p text:style-name="P8">@@@</text:p>
      <text:p text:style-name="P9">------------------------------------------------------------</text:p>
      <text:p text:style-name="P13">[XXXX]</text:p>
      <text:p text:style-name="Text_20_body"/>
      <text:p text:style-name="P15"><text:span text:style-name="T1">1. XXX </text:span><text:span text:style-name="T2">XX:XX</text:span></text:p>
      <text:p text:style-name="Text_20_body"/>
      <table:table table:name="表27" table:style-name="表27">
        <table:table-column table:style-name="表27.A"/>
        <table:table-row>
          <table:table-cell table:style-name="表27.A1" office:value-type="string">
            <text:p text:style-name="P21">aaa</text:p>
          </table:table-cell>
        </table:table-row>
        <table:table-row>
          <table:table-cell table:style-name="表27.A2" office:value-type="string">
            <text:p text:style-name="P17"/>
          </table:table-cell>
        </table:table-row>
        <table:table-row>
          <table:table-cell table:style-name="表27.A2" office:value-type="string">
            <text:p text:style-name="P21">aaa</text:p>
          </table:table-cell>
        </table:table-row>
        <table:table-row>
          <table:table-cell table:style-name="表27.A2" office:value-type="string">
            <text:p text:style-name="P17"/>
          </table:table-cell>
        </table:table-row>
        <table:table-row>
          <table:table-cell table:style-name="表27.A2" office:value-type="string">
            <text:p text:style-name="P21">aaa</text:p>
          </table:table-cell>
        </table:table-row>
        <text:soft-page-break/>
        <table:table-row>
          <table:table-cell table:style-name="表27.A2" office:value-type="string">
            <text:p text:style-name="P17"/>
          </table:table-cell>
        </table:table-row>
        <table:table-row>
          <table:table-cell table:style-name="表27.A2" office:value-type="string">
            <text:p text:style-name="P21">aaa</text:p>
          </table:table-cell>
        </table:table-row>
        <table:table-row>
          <table:table-cell table:style-name="表27.A2" office:value-type="string">
            <text:p text:style-name="P17"/>
          </table:table-cell>
        </table:table-row>
        <table:table-row>
          <table:table-cell table:style-name="表27.A2" office:value-type="string">
            <text:p text:style-name="P21">aaa</text:p>
          </table:table-cell>
        </table:table-row>
        <table:table-row>
          <table:table-cell table:style-name="表27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14">[/  XXX]</text:p>
      <text:p text:style-name="Text_20_body"/>
      <text:p text:style-name="Text_20_body"/>
      <text:p text:style-name="P12"/>
      <text:p text:style-name="P12"/>
      <text:p text:style-name="P12">------------------------------------------------------------ TEMPLATE</text:p>
      <text:p text:style-name="P9">------------------------------------------------------------</text:p>
      <text:p text:style-name="P13">[XXXX]</text:p>
      <text:p text:style-name="Text_20_body"/>
      <text:p text:style-name="P15"><text:span text:style-name="T1">1. XXX </text:span><text:span text:style-name="T2">XX:XX</text:span></text:p>
      <text:p text:style-name="Text_20_body"/>
      <table:table table:name="表3" table:style-name="表3">
        <table:table-column table:style-name="表3.A"/>
        <table:table-row>
          <table:table-cell table:style-name="表3.A1" office:value-type="string">
            <text:p text:style-name="P21">aaa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  <table:table-row>
          <table:table-cell table:style-name="表3.A2" office:value-type="string">
            <text:p text:style-name="P21">aaa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  <table:table-row>
          <table:table-cell table:style-name="表3.A2" office:value-type="string">
            <text:p text:style-name="P21">aaa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  <table:table-row>
          <table:table-cell table:style-name="表3.A2" office:value-type="string">
            <text:p text:style-name="P21">aaa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  <text:soft-page-break/>
        <table:table-row>
          <table:table-cell table:style-name="表3.A2" office:value-type="string">
            <text:p text:style-name="P21">aaa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14">[/  XXX]</text:p>
      <text:p text:style-name="Text_20_body"/>
      <text:p text:style-name="Text_20_body"/>
      <text:p text:style-name="Text_20_body"/>
      <text:p text:style-name="P12">/------------------------------------------------------------ /TEMPLATE</text:p>
      <text:p text:style-name="Text_20_body"/>
      <text:p text:style-name="P12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09-30T10:21:04.19</dc:date>
    <dc:creator>iwabuchi ken</dc:creator>
    <meta:editing-duration>PT5H42M51S</meta:editing-duration>
    <meta:editing-cycles>33</meta:editing-cycles>
    <meta:generator>OpenOffice/4.1.3$Win32 OpenOffice.org_project/413m1$Build-9783</meta:generator>
    <meta:document-statistic meta:table-count="49" meta:image-count="0" meta:object-count="0" meta:page-count="15" meta:paragraph-count="218" meta:word-count="1484" meta:character-count="9437"/>
  </office:meta>
</office:document-meta>
</file>